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ed1c24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4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style-name="ce5"/>
          <table:table-cell table:style-name="ce1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3"/>
          <table:table-cell table:number-columns-repeated="3"/>
          <table:table-cell table:style-name="ce3"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 table:number-columns-repeated="4"/>
          <table:table-cell/>
          <table:table-cell table:style-name="ce2"/>
          <table:table-cell/>
          <table:table-cell table:style-name="ce3"/>
          <table:table-cell/>
          <table:table-cell table:style-name="ce3" table:number-columns-repeated="3"/>
          <table:table-cell table:style-name="Default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5"/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3" table:number-columns-repeated="3"/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/>
          <table:table-cell table:style-name="ce3" table:number-columns-repeated="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7"/>
          <table:table-cell table:style-name="ce3" table:number-columns-repeated="4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2"/>
          <table:table-cell table:style-name="ce2"/>
          <table:table-cell table:style-name="ce3"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style-name="Default"/>
          <table:table-cell table:number-columns-repeated="6"/>
          <table:table-cell table:style-name="ce3"/>
          <table:table-cell/>
          <table:table-cell table:style-name="ce3" table:number-columns-repeated="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3" table:number-columns-repeated="3"/>
          <table:table-cell table:number-columns-repeated="6"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3" table:number-columns-repeated="3"/>
          <table:table-cell table:number-columns-repeated="6"/>
          <table:table-cell table:style-name="ce3"/>
          <table:table-cell/>
          <table:table-cell table:style-name="ce3"/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table:style-name="Default"/>
          <table:table-cell table:number-columns-repeated="2"/>
          <table:table-cell table:style-name="ce3"/>
          <table:table-cell/>
          <table:table-cell table:style-name="ce3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4" table:number-columns-repeated="12"/>
          <table:table-cell table:style-name="ce6"/>
          <table:table-cell table:style-name="ce4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26:37.383438438</meta:creation-date>
    <dc:date>2019-12-04T13:51:30.425607877</dc:date>
    <meta:editing-duration>PT43M50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